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wami Nastaliq" svg:font-family="'Awami Nastaliq'" style:font-pitch="variable"/>
    <style:font-face style:name="Awami Nastaliq Beta3" svg:font-family="'Awami Nastaliq Beta3'"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officeooo:paragraph-rsid="000b619c"/>
    </style:style>
    <style:style style:name="P3" style:family="paragraph" style:parent-style-name="Standard" style:master-page-name="MP0">
      <style:paragraph-properties fo:text-align="start" style:justify-single-word="false" style:page-number="auto" fo:break-before="page"/>
      <style:text-properties style:font-name="Awami Nastaliq" fo:font-size="18pt" style:font-size-asian="18pt" style:font-name-complex="Awami Nastaliq" style:font-size-complex="18pt"/>
    </style:style>
    <style:style style:name="P4" style:family="paragraph" style:parent-style-name="Standard">
      <style:paragraph-properties fo:text-align="start" style:justify-single-word="false"/>
      <style:text-properties style:font-name="Awami Nastaliq" fo:font-size="18pt" style:font-size-asian="18pt" style:font-name-complex="Awami Nastaliq" style:font-size-complex="18pt"/>
    </style:style>
    <style:style style:name="P5" style:family="paragraph" style:parent-style-name="Standard">
      <style:paragraph-properties fo:text-align="end" style:justify-single-word="false" style:writing-mode="rl-tb"/>
      <style:text-properties style:font-name="Awami Nastaliq" fo:font-size="18pt" style:font-size-asian="18pt" style:font-name-complex="Awami Nastaliq" style:font-size-complex="18pt"/>
    </style:style>
    <style:style style:name="T1" style:family="text">
      <style:text-properties style:font-name="Awami Nastaliq PreV1" fo:font-size="18pt" style:font-size-asian="18pt" style:font-name-complex="Awami Nastaliq PreV1" style:font-size-complex="18pt"/>
    </style:style>
    <style:style style:name="T2" style:family="text">
      <style:text-properties fo:font-size="18pt" style:font-size-asian="18pt" style:font-size-complex="18pt"/>
    </style:style>
    <style:style style:name="T3" style:family="text">
      <style:text-properties style:font-name="Awami Nastaliq" fo:font-size="18pt" style:font-size-asian="18pt" style:font-name-complex="Awami Nastaliq"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line-break/>UNITED NATIONS UNIVERSAL DECLARATION OF HUMAN RIGHTS <text:s text:c="3"/><text:tab/>1948<text:line-break/>TRANSLATED IN PALULA LANGUAGE<text:line-break/><text:line-break/>UNITED NATIONS (UN) <text:line-break/><text:line-break/><text:line-break/><text:line-break/><text:line-break/><text:line-break/></text:p>
      <text:p text:style-name="P1"><text:span text:style-name="Default_20_Paragraph_20_Font"><text:span text:style-name="T3">انسانی حقِیمی عالمی منشُور</text:span></text:span></text:p>
      <text:p text:style-name="P4"><text:s/><text:line-break/>United Nations Universal Declaration of Human Rights 1948</text:p>
      <text:p text:style-name="P5"><text:soft-page-break/></text:p>
      <text:p text:style-name="P2"><text:span text:style-name="Default_20_Paragraph_20_Font"><text:span text:style-name="T3">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 <text:line-break/>محکمہ اطلاعاات عامہ اقوام متحدہ نیو یارک آخری سند یافتہ متن<text:lin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کیࣿ ایتیڻہ </text:span></text:span><text:soft-page-break/><text:span text:style-name="Default_20_Paragraph_20_Font"><text:span text:style-name="T3">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text:span></text:span><text:soft-page-break/><text:span text:style-name="Default_20_Paragraph_20_Font"><text:span text:style-name="T3">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text:span></text:span><text:soft-page-break/><text:span text:style-name="Default_20_Paragraph_20_Font"><text:span text:style-name="T3">دفعہ <text:s/>4: <text:line-break/>کو کسے غولام یا انزیࣿ نہ سمائیࣿ بھون ۔غلامی یا کسے کِرنئنی چاہےࣿ تسی کتیڻوࣿ شِکل بیࣿ ہینتہ ممنوع قرار دئِجہ۔ <text:line-break/><text:line-break/>دفعہ 5: <text:s/><text:lin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text:span></text:span><text:soft-page-break/><text:span text:style-name="Default_20_Paragraph_20_Font"><text:span text:style-name="T3">(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نہ </text:span></text:span><text:soft-page-break/><text:span text:style-name="Default_20_Paragraph_20_Font"><text:span text:style-name="T3">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text:span></text:span><text:soft-page-break/><text:span text:style-name="Default_20_Paragraph_20_Font"><text:span text:style-name="T3">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text:span></text:span><text:soft-page-break/><text:span text:style-name="Default_20_Paragraph_20_Font"><text:span text:style-name="T3">مذہبی مِیش یا کُڑیࣿ آزیدیࣿ کیࣿ تیݨی عبادت یا 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text:span></text:span><text:soft-page-break/><text:span text:style-name="Default_20_Paragraph_20_Font"><text:span text:style-name="T3">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text:span></text:span><text:soft-page-break/><text:span text:style-name="Default_20_Paragraph_20_Font"><text:span text:style-name="T3">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text:span></text:span><text:soft-page-break/><text:span text:style-name="Default_20_Paragraph_20_Font"><text:span text:style-name="T3">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span></text:span></text:p>
      <text:p text:style-name="P2"><text:span text:style-name="Default_20_Paragraph_20_Font"><text:span text:style-name="T3">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span></text:span><text:soft-page-break/><text:span text:style-name="Default_20_Paragraph_20_Font"><text:span text:style-name="T3"><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1"><text:span text:style-name="Default_20_Paragraph_20_Font"><text:span text:style-name="T3"><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wami Nastaliq" svg:font-family="'Awami Nastaliq'" style:font-pitch="variable"/>
    <style:font-face style:name="Awami Nastaliq Beta3" svg:font-family="'Awami Nastaliq Beta3'" style:font-pitch="variable"/>
    <style:font-face style:name="Awami Nastaliq PreV1" svg:font-family="'Awami Nastaliq PreV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Windows_X86_64 LibreOffice_project/f82d347ccc0be322489bf7da61d7e4ad13fe2ff3</meta:generator>
    <meta:initial-creator>Sharon Correll</meta:initial-creator>
    <meta:creation-date>2016-07-28T14:14:00Z</meta:creation-date>
    <dc:date>2017-07-14T14:51:54.334000000</dc:date>
    <meta:editing-cycles>12</meta:editing-cycles>
    <meta:editing-duration>PT6M42S</meta:editing-duration>
    <meta:document-statistic meta:table-count="0" meta:image-count="0" meta:object-count="0" meta:page-count="13" meta:paragraph-count="6" meta:word-count="1847" meta:character-count="9303" meta:non-whitespace-character-count="7265"/>
    <meta:template xlink:type="simple" xlink:actuate="onRequest" xlink:title="" xlink:href="Normal.dotm"/>
  </office:meta>
</office:document-meta>
</file>